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BDB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F3F3F3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fo:background-color="#F3F3F3"/>
      <style:text-properties fo:font-size="10pt" style:font-size-asian="10pt" style:font-size-complex="10pt"/>
    </style:style>
    <style:style style:name="co1" style:family="table-column">
      <style:table-column-properties fo:break-before="auto" style:column-width="8.493125cm"/>
    </style:style>
    <style:style style:name="co2" style:family="table-column">
      <style:table-column-properties fo:break-before="auto" style:column-width="14.948958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catego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tegory_id</text:p>
          </table:table-cell>
          <table:table-cell office:value-type="string" table:style-name="ce2">
            <text:p>name</text:p>
          </table:table-cell>
          <table:table-cell office:value-type="string" table:style-name="ce1">
            <text:p>id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Растениеводство, животноводство и охота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Лесоводство и лесозаготовки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Рыболовство и рыбоводств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Добыча угля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Добыча нефти и природного газа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Добыча металлических руд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Добыча прочих полезных ископаемых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Предоставление услуг в области добычи<text:s/></text:p>
            <text:p>полезных ископаемых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ищевые продукты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Напитки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Табачные изделия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Текстильные изделия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Одежда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Кожа и изделия из кожи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Обработка древесины, кроме мебели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Бумага и бумажные изделия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олиграфическая деятельность и копирование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Кокс и нефтепродукты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Химические вещества и продукты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Лекарства и материалы, применяемые в</text:p>
            <text:p>медицинских целях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Резиновые и пластмасовые изделия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Неметаллическая минеральная продукция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роизводство металлургическое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Готовые металлические изделия, кроме машин</text:p>
            <text:p>и оборудования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роизводство компьютеров, электронных и</text:p>
            <text:p>оптических изделий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Производство электрического оборудования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роизводство машин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Производство автотранспортных средств,<text:s/></text:p>
            <text:p>прицепов и полуприцепов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роизводство прочих транспортных средств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Производство мебели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Прочие готовые изделия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Ремонт и монтаж машин и оборудования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Обеспечение электрической энергией, газом,<text:s/></text:p>
            <text:p>паром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5">
            <text:p>Забор, очистка, распределение воды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4">
            <text:p>Сбор и обработка сточных вод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5">
            <text:p>Сбор, обработка, утилизация отходов;</text:p>
            <text:p>Обработка вторичного сырья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4">
            <text:p>Прочие услуги в области ликвидации отходов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Строительство зданий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4">
            <text:p>Строительство инженерных сооружений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Строительные работы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Торговля оптовая, розничная<text:s/></text:p>
            <text:p>автотранспортными средствами, мотоциклами,</text:p>
            <text:p>их ремонт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Торговля оптовая, кроме торговли авто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Торговля розничная, кроме торговли авто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Деятельность сухопутного и трубопроводного</text:p>
            <text:p>транспорта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4">
            <text:p>Деятельность водного транспорта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Деятельность воздушного и космического</text:p>
            <text:p>транспорта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4">
            <text:p>Складское хозяйство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Почтовая связь и курьерская деятельность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Предоставление мест для временного</text:p>
            <text:p>проживания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5">
            <text:p>Предоставление продуктов питания и напитков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Издательства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Производство кинофильмов, видеофильмов,</text:p>
            <text:p>телевизионных программ, издание звукозаписей</text:p>
            <text:p>и нот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Телевизионное и радиовещание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Телекоммуникации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Разработка компьютерного ПО, консультации</text:p>
            <text:p>в данной области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Деятельность в области ИТ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Предоставление финансовых услуг, кроме</text:p>
            <text:p>страхования и пенсионного обеспечения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Страхование, деятельность негосударственных</text:p>
            <text:p>пенсионных фондов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Операции с недвижимостью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Право и бухгалтерский учет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4">
            <text:p>Головные офисы, консультирование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Архитектура, инженерно-техническое<text:s/></text:p>
            <text:p>проектирование, испытания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4">
            <text:p>Рекламная деятельность, исследование<text:s/></text:p>
            <text:p>конъюктуры рынка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Профессиональная научная и техническая</text:p>
            <text:p>деятельность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4">
            <text:p>Ветеринарная деятельность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Аренда и лизинг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4">
            <text:p>Деятельность по трудоустройству и подбору</text:p>
            <text:p>персонала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Туристические агентства и прочие организации,</text:p>
            <text:p>предоставляющие услуги в сфере туризма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4">
            <text:p>Обеспечение безопасности и проведение</text:p>
            <text:p>расследований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Обслуживание зданий и территорий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4">
            <text:p>Вспомогательные услуги для бизнеса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Органы государственного управления и<text:s/></text:p>
            <text:p>военная безопасность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Образование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Область здравоохранения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4">
            <text:p>Деятельность по уходу с обеспечением</text:p>
            <text:p>проживания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Социальные услуги без обеспечения</text:p>
            <text:p>проживания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Творчество, искусство и организация</text:p>
            <text:p>развлечений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Библиотеки, архивы, музеи и прочие объекты</text:p>
            <text:p>культуры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Азартные игры, заключение пари, лотереи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Спорт, отдых и развлечения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Деятельность общественных организаций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Ремонт компьютеров, личных предметов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Предоставление прочих персональных услуг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5">
            <text:p>Домашние хозяйства с наемными работниками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4">
            <text:p>Домашние хозяйства для собственного</text:p>
            <text:p>потребления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Экстерриториальные организации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2-05-23T08:42:19Z</meta:creation-date>
    <dc:date>2022-05-23T09:13:15Z</dc:date>
  </office:meta>
</office:document-meta>
</file>